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30bd6"/>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Ứng dụng quản lý liên quan đến: Thời khóa biểu (DSche), các môn học (subjects), các sinh viên (student), các giáo viên (tutor), điểm của sinh viên (Score)</text:p>
      <text:p text:style-name="Standard"/>
      <text:list xml:id="list2273612528973629835" text:style-name="L1">
        <text:list-item>
          <text:p text:style-name="P1">Mỗi <text:span text:style-name="T1">Subject</text:span> thì có: tên, mã</text:p>
        </text:list-item>
        <text:list-item>
          <text:p text:style-name="P1">Mỗi <text:span text:style-name="T1">Student</text:span> thì có: Tên, mã sinh viên, ngày sinh, khoa, list những DSche mà sinh viên đó đăng ký, list những môn học mà sinh viên đó đăng ký</text:p>
        </text:list-item>
        <text:list-item>
          <text:p text:style-name="P1">Mỗi <text:span text:style-name="T1">Score</text:span> thì có: Số điểm, có môn học nào, của sinh viên nào, qua hay rớt</text:p>
        </text:list-item>
        <text:list-item>
          <text:p text:style-name="P1">Mỗi <text:span text:style-name="T1">Tutor</text:span> thì có: Tên, khoa, mã id, rating </text:p>
        </text:list-item>
        <text:list-item>
          <text:p text:style-name="P2">Mỗi <text:span text:style-name="T1">DSche</text:span> thì có: mã, môn học liên quan, giờ bắt đầu, giờ kết thúc, số tiết, ca mấy, kéo dài bao nhiêu tuần, do giáo viên nào dạy, học phòng mấy, lý thuyết hay thực hành?</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7:56:06.200624479</meta:creation-date>
    <dc:date>2018-03-04T18:18:08.438226742</dc:date>
    <meta:editing-duration>PT3M11S</meta:editing-duration>
    <meta:editing-cycles>2</meta:editing-cycles>
    <meta:generator>LibreOffice/5.1.6.2$Linux_X86_64 LibreOffice_project/10m0$Build-2</meta:generator>
    <meta:document-statistic meta:table-count="0" meta:image-count="0" meta:object-count="0" meta:page-count="1" meta:paragraph-count="6" meta:word-count="132" meta:character-count="612" meta:non-whitespace-character-count="490"/>
  </office:meta>
</office:document-meta>
</file>